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2" svg:font-family="'Courier New'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5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4" style:family="table">
      <style:table-properties style:width="16.498cm" fo:margin-left="0cm" fo:margin-top="0cm" fo:margin-bottom="0cm" table:align="left" style:writing-mode="lr-tb"/>
    </style:style>
    <style:style style:name="Таблица4.A" style:family="table-column">
      <style:table-column-properties style:column-width="1.485cm"/>
    </style:style>
    <style:style style:name="Таблица4.B" style:family="table-column">
      <style:table-column-properties style:column-width="7.507cm"/>
    </style:style>
    <style:style style:name="Таблица4.C" style:family="table-column">
      <style:table-column-properties style:column-width="7.50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Таблица4.C1" style:family="table-cell">
      <style:table-cell-properties fo:background-color="transparent" fo:padding="0.097cm" fo:border-left="0.25pt solid #000000" fo:border-right="0.5pt solid #000000" fo:border-top="0.25pt solid #000000" fo:border-bottom="0.25pt solid #000000">
        <style:background-image/>
      </style:table-cell-properties>
    </style:style>
    <style:style style:name="Таблица4.A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Таблица4.C2" style:family="table-cell">
      <style:table-cell-properties fo:background-color="transparent" fo:padding="0.097cm" fo:border-left="0.25pt solid #000000" fo:border-right="0.5pt solid #000000" fo:border-top="none" fo:border-bottom="0.2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5256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officeooo:paragraph-rsid="003c5256"/>
    </style:style>
    <style:style style:name="P11" style:family="paragraph" style:parent-style-name="Standard_20__28_user_29_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paragraph-rsid="003c5256" style:font-size-complex="14pt"/>
    </style:style>
    <style:style style:name="P12" style:family="paragraph" style:parent-style-name="Standard_20__28_user_29_">
      <style:paragraph-properties fo:margin-left="0cm" fo:margin-right="0cm" fo:line-height="150%" fo:text-indent="1.251cm" style:auto-text-indent="false" style:writing-mode="lr-tb"/>
      <style:text-properties fo:color="#000000" officeooo:rsid="00136246" officeooo:paragraph-rsid="003c5256"/>
    </style:style>
    <style:style style:name="P13" style:family="paragraph" style:parent-style-name="Standard_20__28_user_29_">
      <style:paragraph-properties fo:margin-left="0cm" fo:margin-right="0cm" fo:line-height="150%" fo:text-indent="1.251cm" style:auto-text-indent="false" style:writing-mode="lr-tb"/>
      <style:text-properties fo:color="#000000" officeooo:paragraph-rsid="003cdf6d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officeooo:paragraph-rsid="003c5256"/>
    </style:style>
    <style:style style:name="P17" style:family="paragraph" style:parent-style-name="Standard_20__28_user_29_">
      <style:paragraph-properties fo:margin-left="0cm" fo:margin-right="0cm" fo:text-indent="0cm" style:auto-text-indent="false"/>
      <style:text-properties officeooo:paragraph-rsid="003cdf6d"/>
    </style:style>
    <style:style style:name="P18" style:family="paragraph" style:parent-style-name="Text_20_body">
      <style:text-properties officeooo:rsid="000ef043" officeooo:paragraph-rsid="000ef043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0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1" style:family="paragraph" style:parent-style-name="Standard">
      <style:text-properties officeooo:rsid="0018933d" officeooo:paragraph-rsid="0018933d"/>
    </style:style>
    <style:style style:name="P22" style:family="paragraph" style:parent-style-name="Standard">
      <style:text-properties officeooo:paragraph-rsid="0013326f"/>
    </style:style>
    <style:style style:name="P2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4" style:family="paragraph" style:parent-style-name="Table">
      <style:paragraph-properties fo:keep-with-next="always"/>
      <style:text-properties officeooo:paragraph-rsid="003c5256"/>
    </style:style>
    <style:style style:name="P25" style:family="paragraph" style:parent-style-name="Standard_20__28_user_29_">
      <style:paragraph-properties fo:keep-with-next="always"/>
      <style:text-properties style:font-name="Times New Roman" fo:font-size="14pt" fo:language="ru" fo:country="RU" officeooo:rsid="0013326f" officeooo:paragraph-rsid="003c5256" style:font-size-asian="14pt" style:language-asian="ru" style:country-asian="RU" style:font-name-complex="Times New Roman5" style:font-size-complex="12pt" style:language-complex="ar" style:country-complex="SA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officeooo:paragraph-rsid="003c5256"/>
    </style:style>
    <style:style style:name="P27" style:family="paragraph" style:parent-style-name="Листинг">
      <style:text-properties fo:color="#000000" officeooo:rsid="00136246" officeooo:paragraph-rsid="00136246"/>
    </style:style>
    <style:style style:name="P28" style:family="paragraph" style:parent-style-name="Text_20_body_20__28_user_29_">
      <style:text-properties fo:color="#000000" officeooo:paragraph-rsid="003c5256"/>
    </style:style>
    <style:style style:name="P29" style:family="paragraph" style:parent-style-name="Standard_20__28_user_29_">
      <style:text-properties officeooo:paragraph-rsid="003cdf6d"/>
    </style:style>
    <style:style style:name="P30" style:family="paragraph" style:parent-style-name="Standard_20__28_user_29_">
      <style:text-properties officeooo:paragraph-rsid="003d9e64"/>
    </style:style>
    <style:style style:name="P3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4" fo:font-size="14pt" officeooo:paragraph-rsid="003c5256" style:font-size-asian="14pt" style:font-name-complex="Times New Roman5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4" fo:font-size="14pt" officeooo:paragraph-rsid="003c5256" style:letter-kerning="false" style:font-name-asian="Times New Roman5" style:font-size-asian="14pt" style:language-asian="ru" style:country-asian="RU" style:font-name-complex="Times New Roman5" style:font-size-complex="14pt" style:language-complex="ar" style:country-complex="SA"/>
    </style:style>
    <style:style style:name="P34" style:family="paragraph" style:parent-style-name="Standard">
      <loext:graphic-properties draw:fill="solid" draw:fill-color="#ffffff"/>
      <style:paragraph-properties fo:margin-top="0.423cm" fo:margin-bottom="0.423cm" loext:contextual-spacing="false" fo:line-height="150%" fo:hyphenation-ladder-count="no-limit" fo:background-color="#ffffff" style:vertical-align="auto"/>
      <style:text-properties fo:color="#000000" style:font-name="Times New Roman4" fo:font-size="14pt" fo:font-weight="bold" officeooo:paragraph-rsid="003c5256" style:letter-kerning="false" style:font-name-asian="Times New Roman5" style:font-size-asian="14pt" style:language-asian="ru" style:country-asian="RU" style:font-weight-asian="bold" style:font-name-complex="Times New Roman5" style:font-size-complex="14pt" style:language-complex="ar" style:country-complex="SA" style:font-weight-complex="bold" fo:hyphenate="true" fo:hyphenation-remain-char-count="2" fo:hyphenation-push-char-count="2"/>
    </style:style>
    <style:style style:name="P35" style:family="paragraph" style:parent-style-name="Standard">
      <loext:graphic-properties draw:fill="solid" draw:fill-color="#ffffff"/>
      <style:paragraph-properties fo:margin-top="0.423cm" fo:margin-bottom="0.423cm" loext:contextual-spacing="false" fo:line-height="150%" fo:hyphenation-ladder-count="no-limit" fo:background-color="#ffffff" style:vertical-align="auto"/>
      <style:text-properties fo:color="#000000" style:font-name="Times New Roman4" fo:font-size="14pt" fo:language="ru" fo:country="RU" fo:font-weight="bold" officeooo:paragraph-rsid="003c5256" style:letter-kerning="false" style:font-name-asian="Times New Roman5" style:font-size-asian="14pt" style:language-asian="ru" style:country-asian="RU" style:font-weight-asian="bold" style:font-name-complex="Times New Roman5" style:font-size-complex="14pt" style:language-complex="ar" style:country-complex="SA" style:font-weight-complex="bold" fo:hyphenate="true" fo:hyphenation-remain-char-count="2" fo:hyphenation-push-char-count="2"/>
    </style:style>
    <style:style style:name="P36" style:family="paragraph" style:parent-style-name="Text_20_body">
      <style:text-properties fo:color="#000000" officeooo:rsid="0013326f" officeooo:paragraph-rsid="003c5256"/>
    </style:style>
    <style:style style:name="P37" style:family="paragraph" style:parent-style-name="Heading_20_2">
      <style:text-properties officeooo:paragraph-rsid="003cdf6d"/>
    </style:style>
    <style:style style:name="P38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1">
      <style:paragraph-properties fo:break-before="page"/>
      <style:text-properties officeooo:rsid="000ef043" officeooo:paragraph-rsid="003724e9"/>
    </style:style>
    <style:style style:name="P41" style:family="paragraph" style:parent-style-name="Листинг">
      <style:text-properties fo:color="#000000" officeooo:rsid="00136246" officeooo:paragraph-rsid="00136246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fo:font-size="12pt" officeooo:paragraph-rsid="003c5256" style:font-size-asian="12pt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paragraph-rsid="003c5256" style:font-size-asian="12pt"/>
    </style:style>
    <style:style style:name="P44" style:family="paragraph" style:parent-style-name="Table_20_Contents" style:list-style-name="WWNum1">
      <style:text-properties fo:font-size="12pt" officeooo:paragraph-rsid="003c5256" style:font-size-asian="12pt"/>
    </style:style>
    <style:style style:name="P45" style:family="paragraph" style:parent-style-name="Standard_20__28_user_29_" style:list-style-name="L1">
      <style:text-properties officeooo:paragraph-rsid="003cdf6d"/>
    </style:style>
    <style:style style:name="P46" style:family="paragraph" style:parent-style-name="Standard_20__28_user_29_" style:list-style-name="L2">
      <style:text-properties officeooo:paragraph-rsid="003edaac"/>
    </style:style>
    <style:style style:name="P47" style:family="paragraph" style:parent-style-name="Standard_20__28_user_29_" style:list-style-name="L2">
      <style:text-properties officeooo:rsid="003d9e64" officeooo:paragraph-rsid="003d9e64"/>
    </style:style>
    <style:style style:name="P48" style:family="paragraph" style:parent-style-name="Standard_20__28_user_29_" style:list-style-name="L2">
      <style:text-properties officeooo:rsid="003d9e64" officeooo:paragraph-rsid="00438278"/>
    </style:style>
    <style:style style:name="P49" style:family="paragraph" style:parent-style-name="Standard_20__28_user_29_" style:list-style-name="L4">
      <style:text-properties officeooo:rsid="00414d3b" officeooo:paragraph-rsid="00414d3b"/>
    </style:style>
    <style:style style:name="P50" style:family="paragraph" style:parent-style-name="Standard_20__28_user_29_" style:list-style-name="L4">
      <style:text-properties officeooo:rsid="00414d3b" officeooo:paragraph-rsid="00438278"/>
    </style:style>
    <style:style style:name="P51" style:family="paragraph" style:parent-style-name="Standard_20__28_user_29_">
      <style:text-properties officeooo:paragraph-rsid="00434325"/>
    </style:style>
    <style:style style:name="P52" style:family="paragraph" style:parent-style-name="Standard_20__28_user_29_" style:list-style-name="L2">
      <style:paragraph-properties fo:margin-left="0cm" fo:margin-right="0cm" fo:text-indent="0cm" style:auto-text-indent="false"/>
      <style:text-properties officeooo:paragraph-rsid="003edaac"/>
    </style:style>
    <style:style style:name="P53" style:family="paragraph" style:parent-style-name="Standard_20__28_user_29_" style:list-style-name="L1">
      <style:paragraph-properties fo:margin-left="0cm" fo:margin-right="0cm" fo:text-indent="0cm" style:auto-text-indent="false"/>
      <style:text-properties officeooo:rsid="00414d3b" officeooo:paragraph-rsid="00414d3b"/>
    </style:style>
    <style:style style:name="P54" style:family="paragraph" style:parent-style-name="HTML_20_Preformatted">
      <loext:graphic-properties draw:fill="solid" draw:fill-color="#ffffff"/>
      <style:paragraph-properties fo:background-color="#ffffff"/>
      <style:text-properties fo:color="#000000" style:font-name="Times New Roman4" fo:font-size="12pt" fo:language="en" fo:country="US" officeooo:paragraph-rsid="003c5256" style:font-size-asian="12pt" style:font-name-complex="Times New Roman5" style:font-size-complex="12pt"/>
    </style:style>
    <style:style style:name="P55" style:family="paragraph" style:parent-style-name="List_20_Paragraph" style:list-style-name="WWNum3">
      <style:paragraph-properties fo:line-height="150%" fo:text-align="justify" style:justify-single-word="false"/>
      <style:text-properties fo:color="#000000" officeooo:paragraph-rsid="003c5256"/>
    </style:style>
    <style:style style:name="P56" style:family="paragraph" style:parent-style-name="List_20_Paragraph" style:list-style-name="WWNum4">
      <style:paragraph-properties fo:line-height="150%" fo:text-align="justify" style:justify-single-word="false"/>
      <style:text-properties fo:color="#000000" officeooo:paragraph-rsid="003c5256"/>
    </style:style>
    <style:style style:name="P57" style:family="paragraph" style:parent-style-name="List_20_Paragraph" style:list-style-name="WWNum2">
      <style:paragraph-properties fo:line-height="150%" fo:text-align="justify" style:justify-single-word="false"/>
      <style:text-properties fo:color="#000000" style:font-name="Times New Roman4" fo:font-size="14pt" officeooo:paragraph-rsid="003c5256" style:letter-kerning="false" style:font-name-asian="Times New Roman5" style:font-size-asian="14pt" style:language-asian="ru" style:country-asian="RU" style:font-name-complex="Times New Roman5" style:font-size-complex="14pt" style:language-complex="ar" style:country-complex="SA"/>
    </style:style>
    <style:style style:name="P58" style:family="paragraph" style:parent-style-name="List_20_Paragraph" style:list-style-name="WWNum3">
      <style:paragraph-properties fo:line-height="150%" fo:text-align="justify" style:justify-single-word="false"/>
      <style:text-properties fo:color="#000000" style:font-name="Times New Roman4" fo:font-size="14pt" officeooo:paragraph-rsid="003c5256" style:letter-kerning="false" style:font-name-asian="Times New Roman5" style:font-size-asian="14pt" style:language-asian="ru" style:country-asian="RU" style:font-name-complex="Times New Roman5" style:font-size-complex="14pt" style:language-complex="ar" style:country-complex="SA"/>
    </style:style>
    <style:style style:name="P59" style:family="paragraph" style:parent-style-name="List_20_Paragraph" style:list-style-name="WWNum4">
      <style:paragraph-properties fo:line-height="150%" fo:text-align="justify" style:justify-single-word="false"/>
      <style:text-properties fo:color="#000000" style:font-name="Times New Roman4" fo:font-size="14pt" officeooo:paragraph-rsid="003c5256" style:font-size-asian="14pt" style:font-name-complex="Times New Roman5" style:font-size-complex="14pt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434325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8" style:family="text">
      <style:text-properties style:font-name="Times New Roman" fo:font-size="14pt" fo:language="ru" fo:country="RU" fo:font-style="normal" officeooo:rsid="004433d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9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fo:language="ru" fo:country="RU" fo:font-style="italic" officeooo:rsid="004433d6" style:font-size-asian="14pt" style:language-asian="ru" style:country-asian="RU" style:font-style-asian="italic" style:font-name-complex="Times New Roman5" style:font-size-complex="14pt" style:language-complex="ar" style:country-complex="SA" style:font-style-complex="normal"/>
    </style:style>
    <style:style style:name="T11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2" style:family="text">
      <style:text-properties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4" style:family="text">
      <style:text-properties style:font-name="Times New Roman" style:font-size-complex="14pt"/>
    </style:style>
    <style:style style:name="T15" style:family="text">
      <style:text-properties style:font-name="Times New Roman" officeooo:rsid="003c5256" style:font-size-complex="14pt"/>
    </style:style>
    <style:style style:name="T16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7" style:family="text">
      <style:text-properties officeooo:rsid="0013326f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fo:font-weight="bold" style:language-asian="ru" style:country-asian="RU" style:font-style-asian="italic" style:font-weight-asian="bold" style:font-size-complex="14pt" style:language-complex="ar" style:country-complex="SA" style:font-style-complex="italic" style:font-weight-complex="bold"/>
    </style:style>
    <style:style style:name="T20" style:family="text">
      <style:text-properties fo:language="en" fo:country="US" fo:font-style="italic" fo:font-weight="bold" officeooo:rsid="003cdf6d" style:language-asian="ru" style:country-asian="RU" style:font-style-asian="italic" style:font-weight-asian="bold" style:font-size-complex="14pt" style:language-complex="ar" style:country-complex="SA" style:font-style-complex="italic" style:font-weight-complex="bold"/>
    </style:style>
    <style:style style:name="T21" style:family="text">
      <style:text-properties fo:language="en" fo:country="US" fo:font-style="italic" fo:font-weight="bold" officeooo:rsid="003edaac" style:language-asian="ru" style:country-asian="RU" style:font-style-asian="italic" style:font-weight-asian="bold" style:font-size-complex="14pt" style:language-complex="ar" style:country-complex="SA" style:font-style-complex="italic" style:font-weight-complex="bold"/>
    </style:style>
    <style:style style:name="T22" style:family="text">
      <style:text-properties fo:language="en" fo:country="US" fo:font-style="italic" fo:font-weight="bold" officeooo:rsid="00434325" style:language-asian="ru" style:country-asian="RU" style:font-style-asian="italic" style:font-weight-asian="bold" style:font-size-complex="14pt" style:language-complex="ar" style:country-complex="SA" style:font-style-complex="italic" style:font-weight-complex="bold"/>
    </style:style>
    <style:style style:name="T23" style:family="text">
      <style:text-properties fo:language="en" fo:country="US" fo:font-style="italic" fo:font-weight="bold" style:font-style-asian="italic" style:font-weight-asian="bold" style:font-size-complex="14pt" style:font-style-complex="italic" style:font-weight-complex="bold"/>
    </style:style>
    <style:style style:name="T24" style:family="text">
      <style:text-properties fo:language="en" fo:country="US" fo:font-style="italic" style:language-asian="ru" style:country-asian="RU" style:font-style-asian="italic" style:font-size-complex="14pt" style:language-complex="ar" style:country-complex="SA" style:font-style-complex="italic"/>
    </style:style>
    <style:style style:name="T25" style:family="text">
      <style:text-properties fo:language="en" fo:country="US" fo:font-style="italic" fo:font-weight="normal" officeooo:rsid="003edaac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26" style:family="text">
      <style:text-properties fo:language="en" fo:country="US" fo:font-style="italic" fo:font-weight="normal" officeooo:rsid="003fb1d5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27" style:family="text">
      <style:text-properties fo:language="en" fo:country="US" fo:font-style="italic" fo:font-weight="normal" officeooo:rsid="00434325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28" style:family="text">
      <style:text-properties fo:language="en" fo:country="US" fo:font-style="italic" fo:font-weight="normal" style:font-style-asian="italic" style:font-weight-asian="normal" style:font-size-complex="14pt" style:font-style-complex="italic" style:font-weight-complex="normal"/>
    </style:style>
    <style:style style:name="T29" style:family="text">
      <style:text-properties fo:language="en" fo:country="US" fo:font-style="italic" style:font-style-asian="italic" style:font-size-complex="14pt" style:font-style-complex="italic"/>
    </style:style>
    <style:style style:name="T30" style:family="text">
      <style:text-properties fo:language="en" fo:country="US" style:language-asian="ru" style:country-asian="RU" style:font-size-complex="14pt" style:language-complex="ar" style:country-complex="SA"/>
    </style:style>
    <style:style style:name="T31" style:family="text">
      <style:text-properties fo:language="en" fo:country="US" fo:font-style="normal" fo:font-weight="normal" officeooo:rsid="003edaac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32" style:family="text">
      <style:text-properties fo:language="en" fo:country="US" fo:font-style="normal" fo:font-weight="normal" officeooo:rsid="003fb1d5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33" style:family="text">
      <style:text-properties fo:language="en" fo:country="US" fo:font-style="normal" fo:font-weight="normal" officeooo:rsid="00434325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34" style:family="text">
      <style:text-properties fo:language="en" fo:country="US" fo:font-style="normal" fo:font-weight="normal" officeooo:rsid="00438278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35" style:family="text">
      <style:text-properties officeooo:rsid="001b2153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36246" style:font-weight-asian="normal" style:font-weight-complex="normal"/>
    </style:style>
    <style:style style:name="T38" style:family="text">
      <style:text-properties fo:font-weight="normal" officeooo:rsid="0025a4f4" style:font-weight-asian="normal" style:font-weight-complex="normal"/>
    </style:style>
    <style:style style:name="T39" style:family="text">
      <style:text-properties fo:language="ru" fo:country="RU" fo:font-style="normal" fo:font-weight="normal" officeooo:rsid="003edaac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40" style:family="text">
      <style:text-properties officeooo:rsid="003c5256"/>
    </style:style>
    <style:style style:name="T41" style:family="text">
      <style:text-properties style:font-size-complex="14pt"/>
    </style:style>
    <style:style style:name="T42" style:family="text">
      <style:text-properties style:font-name="Times New Roman4" fo:font-size="14pt" style:font-size-asian="14pt" style:font-name-complex="Times New Roman5" style:font-size-complex="14pt"/>
    </style:style>
    <style:style style:name="T43" style:family="text">
      <style:text-properties style:font-name="Times New Roman4" fo:font-size="14pt" style:font-size-asian="14pt" style:language-asian="ru" style:country-asian="RU" style:font-name-complex="Times New Roman5" style:font-size-complex="14pt" style:language-complex="ar" style:country-complex="SA"/>
    </style:style>
    <style:style style:name="T44" style:family="text">
      <style:text-properties style:font-name="Times New Roman4" fo:font-size="14pt" style:letter-kerning="false" style:font-name-asian="Times New Roman5" style:font-size-asian="14pt" style:language-asian="ru" style:country-asian="RU" style:font-name-complex="Times New Roman5" style:font-size-complex="14pt" style:language-complex="ar" style:country-complex="SA"/>
    </style:style>
    <style:style style:name="T45" style:family="text">
      <style:text-properties style:font-name="Times New Roman4" fo:font-size="14pt" fo:font-weight="normal" style:letter-kerning="false" style:font-name-asian="Times New Roman5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46" style:family="text">
      <style:text-properties style:font-name="Times New Roman4" fo:font-size="14pt" fo:language="en" fo:country="US" style:font-size-asian="14pt" style:font-name-complex="Times New Roman5" style:font-size-complex="14pt"/>
    </style:style>
    <style:style style:name="T47" style:family="text">
      <style:text-properties style:font-name="Times New Roman4" fo:font-size="14pt" fo:background-color="#ffffff" loext:char-shading-value="0" style:font-size-asian="14pt" style:font-name-complex="Times New Roman5" style:font-size-complex="14pt"/>
    </style:style>
    <style:style style:name="T48" style:family="text">
      <style:text-properties fo:font-size="12pt" style:font-size-asian="12pt"/>
    </style:style>
    <style:style style:name="T49" style:family="text">
      <style:text-properties fo:font-size="12pt" fo:language="en" fo:country="US" style:font-size-asian="12pt"/>
    </style:style>
    <style:style style:name="T50" style:family="text">
      <style:text-properties style:language-asian="ru" style:country-asian="RU" style:font-size-complex="14pt" style:language-complex="ar" style:country-complex="SA"/>
    </style:style>
    <style:style style:name="T51" style:family="text">
      <style:text-properties officeooo:rsid="003cdf6d" style:language-asian="ru" style:country-asian="RU" style:font-size-complex="14pt" style:language-complex="ar" style:country-complex="SA"/>
    </style:style>
    <style:style style:name="T52" style:family="text">
      <style:text-properties officeooo:rsid="003d9e64" style:language-asian="ru" style:country-asian="RU" style:font-size-complex="14pt" style:language-complex="ar" style:country-complex="SA"/>
    </style:style>
    <style:style style:name="T53" style:family="text">
      <style:text-properties officeooo:rsid="003edaac" style:language-asian="ru" style:country-asian="RU" style:font-size-complex="14pt" style:language-complex="ar" style:country-complex="SA"/>
    </style:style>
    <style:style style:name="T54" style:family="text">
      <style:text-properties officeooo:rsid="003fb1d5" style:language-asian="ru" style:country-asian="RU" style:font-size-complex="14pt" style:language-complex="ar" style:country-complex="SA"/>
    </style:style>
    <style:style style:name="T55" style:family="text">
      <style:text-properties officeooo:rsid="00414d3b" style:language-asian="ru" style:country-asian="RU" style:font-size-complex="14pt" style:language-complex="ar" style:country-complex="SA"/>
    </style:style>
    <style:style style:name="T56" style:family="text">
      <style:text-properties officeooo:rsid="00434325" style:language-asian="ru" style:country-asian="RU" style:font-size-complex="14pt" style:language-complex="ar" style:country-complex="SA"/>
    </style:style>
    <style:style style:name="T57" style:family="text">
      <style:text-properties officeooo:rsid="00438278" style:language-asian="ru" style:country-asian="RU" style:font-size-complex="14pt" style:language-complex="ar" style:country-complex="SA"/>
    </style:style>
    <style:style style:name="T58" style:family="text">
      <style:text-properties fo:font-style="italic" fo:font-weight="bold" style:language-asian="ru" style:country-asian="RU" style:font-style-asian="italic" style:font-weight-asian="bold" style:font-size-complex="14pt" style:language-complex="ar" style:country-complex="SA" style:font-style-complex="italic" style:font-weight-complex="bold"/>
    </style:style>
    <style:style style:name="T59" style:family="text">
      <style:text-properties fo:font-style="italic" fo:font-weight="bold" officeooo:rsid="003cdf6d" style:language-asian="ru" style:country-asian="RU" style:font-style-asian="italic" style:font-weight-asian="bold" style:font-size-complex="14pt" style:language-complex="ar" style:country-complex="SA" style:font-style-complex="italic" style:font-weight-complex="bold"/>
    </style:style>
    <style:style style:name="T60" style:family="text">
      <style:text-properties fo:font-style="italic" fo:font-weight="bold" officeooo:rsid="003d9e64" style:language-asian="ru" style:country-asian="RU" style:font-style-asian="italic" style:font-weight-asian="bold" style:font-size-complex="14pt" style:language-complex="ar" style:country-complex="SA" style:font-style-complex="italic" style:font-weight-complex="bold"/>
    </style:style>
    <style:style style:name="T61" style:family="text">
      <style:text-properties fo:font-style="italic" fo:font-weight="bold" officeooo:rsid="003edaac" style:language-asian="ru" style:country-asian="RU" style:font-style-asian="italic" style:font-weight-asian="bold" style:font-size-complex="14pt" style:language-complex="ar" style:country-complex="SA" style:font-style-complex="italic" style:font-weight-complex="bold"/>
    </style:style>
    <style:style style:name="T62" style:family="text">
      <style:text-properties fo:font-style="italic" fo:font-weight="bold" officeooo:rsid="003fb1d5" style:language-asian="ru" style:country-asian="RU" style:font-style-asian="italic" style:font-weight-asian="bold" style:font-size-complex="14pt" style:language-complex="ar" style:country-complex="SA" style:font-style-complex="italic" style:font-weight-complex="bold"/>
    </style:style>
    <style:style style:name="T63" style:family="text">
      <style:text-properties fo:font-style="italic" fo:font-weight="bold" officeooo:rsid="00434325" style:language-asian="ru" style:country-asian="RU" style:font-style-asian="italic" style:font-weight-asian="bold" style:font-size-complex="14pt" style:language-complex="ar" style:country-complex="SA" style:font-style-complex="italic" style:font-weight-complex="bold"/>
    </style:style>
    <style:style style:name="T64" style:family="text">
      <style:text-properties fo:font-style="italic" style:language-asian="ru" style:country-asian="RU" style:font-style-asian="italic" style:font-size-complex="14pt" style:language-complex="ar" style:country-complex="SA" style:font-style-complex="italic"/>
    </style:style>
    <style:style style:name="T65" style:family="text">
      <style:text-properties fo:font-style="italic" officeooo:rsid="003edaac" style:language-asian="ru" style:country-asian="RU" style:font-style-asian="italic" style:font-size-complex="14pt" style:language-complex="ar" style:country-complex="SA" style:font-style-complex="italic"/>
    </style:style>
    <style:style style:name="T66" style:family="text">
      <style:text-properties fo:font-style="italic" officeooo:rsid="00434325" style:language-asian="ru" style:country-asian="RU" style:font-style-asian="italic" style:font-size-complex="14pt" style:language-complex="ar" style:country-complex="SA" style:font-style-complex="italic"/>
    </style:style>
    <style:style style:name="T67" style:family="text">
      <style:text-properties fo:font-style="italic" fo:font-weight="normal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68" style:family="text">
      <style:text-properties fo:font-style="italic" fo:font-weight="normal" officeooo:rsid="00414d3b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69" style:family="text">
      <style:text-properties fo:font-style="italic" fo:font-weight="normal" officeooo:rsid="00434325" style:language-asian="ru" style:country-asian="RU" style:font-style-asian="italic" style:font-weight-asian="normal" style:font-size-complex="14pt" style:language-complex="ar" style:country-complex="SA" style:font-style-complex="italic" style:font-weight-complex="normal"/>
    </style:style>
    <style:style style:name="T70" style:family="text">
      <style:text-properties fo:font-style="italic" fo:font-weight="normal" style:font-style-asian="italic" style:font-weight-asian="normal" style:font-size-complex="14pt" style:font-style-complex="italic" style:font-weight-complex="normal"/>
    </style:style>
    <style:style style:name="T71" style:family="text">
      <style:text-properties fo:font-style="normal" style:language-asian="ru" style:country-asian="RU" style:font-style-asian="normal" style:font-size-complex="14pt" style:language-complex="ar" style:country-complex="SA" style:font-style-complex="normal"/>
    </style:style>
    <style:style style:name="T72" style:family="text">
      <style:text-properties fo:font-style="normal" officeooo:rsid="003edaac" style:language-asian="ru" style:country-asian="RU" style:font-style-asian="normal" style:font-size-complex="14pt" style:language-complex="ar" style:country-complex="SA" style:font-style-complex="normal"/>
    </style:style>
    <style:style style:name="T73" style:family="text">
      <style:text-properties fo:font-style="normal" officeooo:rsid="003fb1d5" style:language-asian="ru" style:country-asian="RU" style:font-style-asian="normal" style:font-size-complex="14pt" style:language-complex="ar" style:country-complex="SA" style:font-style-complex="normal"/>
    </style:style>
    <style:style style:name="T74" style:family="text">
      <style:text-properties fo:font-style="normal" officeooo:rsid="00434325" style:language-asian="ru" style:country-asian="RU" style:font-style-asian="normal" style:font-size-complex="14pt" style:language-complex="ar" style:country-complex="SA" style:font-style-complex="normal"/>
    </style:style>
    <style:style style:name="T75" style:family="text">
      <style:text-properties fo:font-style="normal" fo:font-weight="normal" officeooo:rsid="00434325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76" style:family="text">
      <style:text-properties officeooo:rsid="00456f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23"><text:span text:style-name="Book_20_Title"><text:span text:style-name="T1">отчет</text:span></text:span></text:p>
      <text:p text:style-name="P10"><text:span text:style-name="T2">по лабораторной работе </text:span><text:span text:style-name="T3">№3</text:span></text:p>
      <text:p text:style-name="P10"><text:span text:style-name="T2">по дисциплине «Программирование»</text:span></text:p>
      <text:p text:style-name="P4"><text:span text:style-name="Book_20_Title"><text:span text:style-name="T16">Тема: Использование указателей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<text:span text:style-name="T14">Студент гр. </text:span><text:span text:style-name="T15">9381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1">Колованов Р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1">Жангиров Т.Р.</text:p>
          </table:table-cell>
        </table:table-row>
      </table:table>
      <text:p text:style-name="P7"/>
      <text:p text:style-name="P7"/>
      <text:p text:style-name="P7">Санкт-Петербург</text:p>
      <text:p text:style-name="P19">201<text:span text:style-name="T40">9</text:span></text:p>
      <text:h text:style-name="P39" text:outline-level="2">Цель работы.</text:h>
      <text:p text:style-name="P36">Работа с указателями, динамической памятью и символьными массивами; получение навыков работы с ними.</text:p>
      <text:p text:style-name="P18"/>
      <text:h text:style-name="Heading_20_2" text:outline-level="2">Задание.</text:h>
      <text:p text:style-name="P32">Вариант 1.</text:p>
      <text:p text:style-name="P26"><text:span text:style-name="T44">Напишите программу, которая форматирует некоторый текст и выводит результат на консоль.</text:span><text:span text:style-name="T42"> </text:span><text:span text:style-name="T44">На вход программе подается текст, который заканчивается предложением "Dragon flew away!".</text:span></text:p>
      <text:p text:style-name="P33">Предложение (кроме последнего) может заканчиваться на:</text:p>
      <text:list xml:id="list1632570382" text:style-name="WWNum2">
        <text:list-item>
          <text:p text:style-name="P57">. (точка)</text:p>
        </text:list-item>
        <text:list-item>
          <text:p text:style-name="P57">; (точка с запятой)</text:p>
        </text:list-item>
        <text:list-item>
          <text:p text:style-name="P57">? (вопросительный знак)</text:p>
        </text:list-item>
      </text:list>
      <text:p text:style-name="P33">Программа должна изменить и вывести текст следующим образом:</text:p>
      <text:list xml:id="list261811339" text:style-name="WWNum3">
        <text:list-item>
          <text:p text:style-name="P58">Каждое предложение должно начинаться с новой строки.</text:p>
        </text:list-item>
        <text:list-item>
          <text:p text:style-name="P58">Табуляция в начале предложения должна быть удалена.</text:p>
        </text:list-item>
        <text:list-item>
          <text:p text:style-name="P58">Все предложения, в которых есть цифра 7 (в любом месте, в том числе внутри слова), должны быть удалены.</text:p>
        </text:list-item>
        <text:list-item>
          <text:p text:style-name="P55"><text:span text:style-name="T44">Текст должен заканчиваться фразой "Количество предложений до n и количество предложений после m", где n - количество предложений в изначальном тексте (</text:span><text:span text:style-name="T45">без учета </text:span><text:span text:style-name="T44">терминального предложения "Dragon flew away!") и m - количество предложений в отформатированном тексте (без учета предложения про количество из данного пункта).</text:span></text:p>
        </text:list-item>
      </text:list>
      <text:p text:style-name="P34">* Порядок предложений не должен меняться</text:p>
      <text:p text:style-name="P34">* Статически выделять память под текст нельзя</text:p>
      <text:p text:style-name="P35"><text:soft-page-break/>* Пробел между предложениями является разделителем, а не частью какого-то предложения</text:p>
      <text:p text:style-name="P20"/>
      <text:h text:style-name="P37" text:outline-level="2">Выполнение работы.</text:h>
      <text:p text:style-name="P17"><text:span text:style-name="T55">Для начала</text:span><text:span text:style-name="T50"> объявляются следующие переменные:</text:span></text:p>
      <text:list xml:id="list3161726451" text:style-name="L1">
        <text:list-item>
          <text:p text:style-name="P45"><text:span text:style-name="T19">n</text:span><text:span text:style-name="T50"> – хранит количество предложений в изначальном тексте.</text:span></text:p>
        </text:list-item>
        <text:list-item>
          <text:p text:style-name="P45"><text:span text:style-name="T19">m</text:span><text:span text:style-name="T50"> – хранит количество предложений в отформатированном тексте.</text:span></text:p>
        </text:list-item>
        <text:list-item>
          <text:p text:style-name="P45"><text:span text:style-name="T20">sentences</text:span><text:span text:style-name="T50"> – </text:span><text:span text:style-name="T51">массив строк (указатель на массив, который хранит указатели на символьные массивы).</text:span></text:p>
        </text:list-item>
        <text:list-item>
          <text:p text:style-name="P45"><text:span text:style-name="T19">max</text:span><text:span text:style-name="T20">Sentences</text:span><text:span text:style-name="T19">Size</text:span><text:span text:style-name="T50"> – хранит размер массива </text:span><text:span text:style-name="T20">sentences</text:span><text:span text:style-name="T50">.</text:span></text:p>
        </text:list-item>
        <text:list-item>
          <text:p text:style-name="P45"><text:span text:style-name="T20">sentencesSize</text:span><text:span text:style-name="T50"> – </text:span><text:span text:style-name="T51">хранит количество занятых ячеек массива </text:span><text:span text:style-name="T59">sentences</text:span><text:span text:style-name="T51">.</text:span></text:p>
        </text:list-item>
        <text:list-item>
          <text:p text:style-name="P45"><text:span text:style-name="T19">end</text:span><text:span text:style-name="T50"> – </text:span><text:span text:style-name="T51">строка (</text:span><text:span text:style-name="T50">символьный массив</text:span><text:span text:style-name="T51">)</text:span><text:span text:style-name="T50">, содержащ</text:span><text:span text:style-name="T51">ая</text:span><text:span text:style-name="T50"> </text:span><text:span text:style-name="T51">предложение</text:span><text:span text:style-name="T50"> “</text:span><text:span text:style-name="T30">Dragon</text:span><text:span text:style-name="T50"> </text:span><text:span text:style-name="T30">flew</text:span><text:span text:style-name="T50"> </text:span><text:span text:style-name="T30">away</text:span><text:span text:style-name="T50">!”.</text:span></text:p>
          <text:p text:style-name="P53"><text:span text:style-name="T50">Помимо этого были написаны следующие функции:</text:span></text:p>
        </text:list-item>
      </text:list>
      <text:list xml:id="list2971660973" text:style-name="L4">
        <text:list-item>
          <text:p text:style-name="P50"><text:span text:style-name="T50">char* </text:span><text:span text:style-name="T58">readSentence</text:span><text:span text:style-name="T50">(); - </text:span><text:span text:style-name="T57">Функция считывает одно предложение, сохраняет его в динамической памяти и возвращает указатель на считанную строку. Ниже идет более подробное описание работы функции.</text:span></text:p>
        </text:list-item>
        <text:list-item>
          <text:p text:style-name="P50"><text:span text:style-name="T50">int </text:span><text:span text:style-name="T58">deleteSentencesContainingSeven</text:span><text:span text:style-name="T50">(char**, int); - </text:span><text:span text:style-name="T57">Функция удаляет предложения, которые содержат символ </text:span><text:span text:style-name="T31">‘</text:span><text:span text:style-name="T34">7</text:span><text:span text:style-name="T31">’, </text:span><text:span text:style-name="T34">и возвращает их количество.</text:span><text:span text:style-name="T31"> </text:span><text:span text:style-name="T57">Ниже идет более подробное описание работы функции.</text:span></text:p>
        </text:list-item>
        <text:list-item>
          <text:p text:style-name="P49"><text:span text:style-name="T50">void </text:span><text:span text:style-name="T58">printText</text:span><text:span text:style-name="T50">(char**, int); </text:span><text:span text:style-name="T57">- Функция выводит текст на экран.</text:span></text:p>
        </text:list-item>
        <text:list-item>
          <text:p text:style-name="P49"><text:span text:style-name="T50">void </text:span><text:span text:style-name="T58">cleanUpMemory</text:span><text:span text:style-name="T50">(char**, int); - </text:span><text:span text:style-name="T57">Функция освобождает выделенную под хранения текста динамическую память.</text:span></text:p>
        </text:list-item>
      </text:list>
      <text:p text:style-name="P30"><text:span text:style-name="T50">Массив </text:span><text:span text:style-name="T20">sentences</text:span><text:span text:style-name="T50"> создан в динамической памяти, поэтому во время выполнения </text:span><text:span text:style-name="T52">программы</text:span><text:span text:style-name="T50"> есть возможность увеличивать его размер. Выделение памяти происходит при помощи функции </text:span><text:span text:style-name="T64">calloc()</text:span><text:span text:style-name="T50">.</text:span></text:p>
      <text:p text:style-name="P51"><text:soft-page-break/><text:span text:style-name="T52">Для начала</text:span><text:span text:style-name="T50"> выполняется посимвольное считывание текста в цикле </text:span><text:span text:style-name="T64">do-</text:span><text:span text:style-name="T24">while</text:span><text:span text:style-name="T50"> до тех пор, пока не встретится предложение </text:span><text:span text:style-name="T64">“</text:span><text:span text:style-name="T24">Dragon</text:span><text:span text:style-name="T64"> </text:span><text:span text:style-name="T24">flew</text:span><text:span text:style-name="T64"> </text:span><text:span text:style-name="T24">away</text:span><text:span text:style-name="T64">!”</text:span><text:span text:style-name="T50">. В цикле </text:span><text:span text:style-name="T52">объявляются </text:span><text:span text:style-name="T56">вызывается функция </text:span><text:span text:style-name="T68">readSentence</text:span><text:span text:style-name="T69">()</text:span><text:span text:style-name="T75">.</text:span></text:p>
      <text:p text:style-name="P51"><text:span text:style-name="T75">Функция </text:span><text:span text:style-name="T68">readSentence</text:span><text:span text:style-name="T69">()</text:span><text:span text:style-name="T75"> содержит</text:span><text:span text:style-name="T52"> следующие переменные:</text:span></text:p>
      <text:list xml:id="list3342563924" text:style-name="L2">
        <text:list-item>
          <text:p text:style-name="P47"><text:span text:style-name="T58">symbol</text:span><text:span text:style-name="T50"> – хранит считанный символ.</text:span></text:p>
        </text:list-item>
        <text:list-item>
          <text:p text:style-name="P48"><text:span text:style-name="T58">isInSentence</text:span><text:span text:style-name="T50"> – хранит значение 0 или 1 в зависимости от того, считываем ли мы само предложение или знаки между предложениями (требуется для удаления лишних знаков </text:span><text:span text:style-name="T31">‘</text:span><text:span text:style-name="T34">\t</text:span><text:span text:style-name="T31">’</text:span><text:span text:style-name="T50">, </text:span><text:span text:style-name="T31">‘</text:span><text:span text:style-name="T34">\n</text:span><text:span text:style-name="T31">’</text:span><text:span text:style-name="T50"> и </text:span><text:span text:style-name="T31">‘ ’</text:span><text:span text:style-name="T50"> между предложениями).</text:span></text:p>
        </text:list-item>
        <text:list-item>
          <text:p text:style-name="P47"><text:span text:style-name="T58">sentence</text:span><text:span text:style-name="T50"> – строка (массив символов).</text:span></text:p>
        </text:list-item>
        <text:list-item>
          <text:p text:style-name="P47"><text:span text:style-name="T58">sentenceSize</text:span><text:span text:style-name="T50"> – хранит количество заполненных ячеек массива </text:span><text:span text:style-name="T58">sentence</text:span><text:span text:style-name="T50">.</text:span></text:p>
        </text:list-item>
        <text:list-item>
          <text:p text:style-name="P46"><text:span text:style-name="T60">maxSentenceSize</text:span><text:span text:style-name="T52"> – хранит размер массива </text:span><text:span text:style-name="T60">sentence</text:span><text:span text:style-name="T52">.</text:span></text:p>
          <text:p text:style-name="P52"><text:span text:style-name="T53">Текущий цикл содержит вложенный цикл </text:span><text:span text:style-name="T65">do-while</text:span><text:span text:style-name="T53">, который посимвольно считывает одно предложение. Для начала проверяется</text:span><text:span text:style-name="T50">, хватает ли места в массиве </text:span><text:span text:style-name="T21">sentence</text:span><text:span text:style-name="T50"> для хранения </text:span><text:span text:style-name="T53">очередного считанного</text:span><text:span text:style-name="T50"> символа. Если нет, то расширяем выделенную область памяти при помощи функции </text:span><text:span text:style-name="T24">realloc</text:span><text:span text:style-name="T64">()</text:span><text:span text:style-name="T50">. Далее считанный символ заносится в массив </text:span><text:span text:style-name="T61">sentence</text:span><text:span text:style-name="T25">. </text:span><text:span text:style-name="T31">Считывание </text:span><text:span text:style-name="T39">предложения</text:span><text:span text:style-name="T31"> </text:span><text:span text:style-name="T39">происходит</text:span><text:span text:style-name="T31"> до тех пор, пока не встретится символы ‘?’, ‘!’, ‘.’ и ‘;’ </text:span><text:span text:style-name="T33">(проверка происходит с помощью функции </text:span><text:span text:style-name="T27">strchr()</text:span><text:span text:style-name="T33">)</text:span><text:span text:style-name="T31">. В конец предложения добавляется нулевой символ.</text:span><text:span text:style-name="T71"> </text:span><text:span text:style-name="T72">После того, как </text:span><text:span text:style-name="T73">будет </text:span><text:span text:style-name="T72">счита</text:span><text:span text:style-name="T73">но</text:span><text:span text:style-name="T72"> целое предложение, оно </text:span><text:span text:style-name="T74">возвращается из функции и </text:span><text:span text:style-name="T72">заносится в массив </text:span><text:span text:style-name="T61">sentences</text:span><text:span text:style-name="T72">. Считывание предложений происходит до тех пор, пока последнее считанное предложение не станет равным строке </text:span><text:span text:style-name="T61">end</text:span><text:span text:style-name="T72">. Для сравнивания строк используется функция </text:span><text:span text:style-name="T65">strcmp()</text:span><text:span text:style-name="T72">. </text:span><text:span text:style-name="T73">После окончания ввода предложений переменным </text:span><text:span text:style-name="T62">n</text:span><text:span text:style-name="T73"> </text:span><text:span text:style-name="T74">и </text:span><text:span text:style-name="T63">m</text:span><text:span text:style-name="T74"> </text:span><text:span text:style-name="T73">присваивается значение переменной </text:span><text:span text:style-name="T62">sentencesSize</text:span><text:span text:style-name="T73">.</text:span></text:p>
        </text:list-item>
      </text:list>
      <text:p text:style-name="P51"><text:span text:style-name="T50">Далее </text:span><text:span text:style-name="T56">происходит вызов функции </text:span><text:span text:style-name="T68">deleteSentencesContainingSeven</text:span><text:span text:style-name="T69">(),</text:span><text:span text:style-name="T75"> которая</text:span><text:span text:style-name="T50"> пробегается по </text:span><text:span text:style-name="T53">предложениям считанного</text:span><text:span text:style-name="T50"> текст</text:span><text:span text:style-name="T53">а</text:span><text:span text:style-name="T50"> и </text:span><text:span text:style-name="T53">находит те из них, в которых есть символ </text:span><text:span text:style-name="T25">‘7’</text:span><text:span text:style-name="T31">.</text:span><text:span text:style-name="T53"> В случае, если в предложении есть символ </text:span><text:span text:style-name="T25">‘7’</text:span><text:span text:style-name="T31">, происходит удаление этого предложени</text:span><text:span text:style-name="T32">я: освобождается выделенная под это </text:span><text:soft-page-break/><text:span text:style-name="T32">предложение динамическая память, указателю на это предложение присваивае значение </text:span><text:span text:style-name="T26">NULL</text:span><text:span text:style-name="T32">, тем самым показывая, что оно было удалено, а после – значение m декрементируется.</text:span><text:span text:style-name="T31"> </text:span><text:span text:style-name="T32">Проверка на вхождение символа </text:span><text:span text:style-name="T25">‘7’</text:span><text:span text:style-name="T31"> </text:span><text:span text:style-name="T32">происходит при помощи функции </text:span><text:span text:style-name="T26">strchr()</text:span><text:span text:style-name="T32">. Освобождение памяти происходит при помощи функции <text:s/></text:span><text:span text:style-name="T26">free()</text:span><text:span text:style-name="T32">. </text:span><text:span text:style-name="T33">Функция возвращает количество удаленных предложений, которое в дальнейшем вычитается из переменной </text:span><text:span text:style-name="T22">m</text:span><text:span text:style-name="T33">.</text:span></text:p>
      <text:p text:style-name="P29"><text:span text:style-name="T50">В конце про</text:span><text:span text:style-name="T54">г</text:span><text:span text:style-name="T50">рамма выводит отформатированный текст (</text:span><text:span text:style-name="T54">каждое предложение на новой строке</text:span><text:span text:style-name="T50">) </text:span><text:span text:style-name="T56">при помощи функции </text:span><text:span text:style-name="T69">printText</text:span><text:span text:style-name="T66">()</text:span><text:span text:style-name="T50">. После отформатированного текста выводится строка </text:span><text:span text:style-name="T67">“</text:span><text:span text:style-name="T70">Количество предложений до </text:span><text:span text:style-name="T28">n</text:span><text:span text:style-name="T70"> и количество предложений после </text:span><text:span text:style-name="T28">m</text:span><text:span text:style-name="T70">”</text:span><text:span text:style-name="T41">, где на место </text:span><text:span text:style-name="T29">n</text:span><text:span text:style-name="T41"> и </text:span><text:span text:style-name="T29">m</text:span><text:span text:style-name="T41"> подставляются значения переменных </text:span><text:span text:style-name="T23">n</text:span><text:span text:style-name="T41"> и </text:span><text:span text:style-name="T23">m</text:span><text:span text:style-name="T41">.</text:span></text:p>
      <text:p text:style-name="P13"><text:span text:style-name="T4">Далее происходит освобождение выделенной для программы памяти при помощи функции </text:span><text:span text:style-name="T6">cleanUpMemory</text:span><text:span text:style-name="T11">()</text:span><text:span text:style-name="T4">.</text:span></text:p>
      <text:p text:style-name="P3"><text:span text:style-name="T5">Разработанный программный код см. </text:span><text:span text:style-name="T4">в приложении А.</text:span></text:p>
      <text:p text:style-name="P15"/>
      <text:h text:style-name="P38" text:outline-level="2"><text:span text:style-name="T17">Тестирование</text:span>.</text:h>
      <text:p text:style-name="P22"><text:span text:style-name="T37">Ре</text:span><text:span text:style-name="T36">зультаты </text:span><text:span text:style-name="T38">тестирования представлены в табл. 1.</text:span></text:p>
      <text:p text:style-name="P24">Таблица 1 – Результаты тестирования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2">№ п/п</text:p>
          </table:table-cell>
          <table:table-cell table:style-name="Таблица4.A1" office:value-type="string">
            <text:p text:style-name="P42">Входные данные</text:p>
          </table:table-cell>
          <table:table-cell table:style-name="Таблица4.C1" office:value-type="string">
            <text:p text:style-name="P42">Выходные данные</text:p>
          </table:table-cell>
        </table:table-row>
        <table:table-row table:style-name="Таблица4.1">
          <table:table-cell table:style-name="Таблица4.A2" office:value-type="string">
            <text:list xml:id="list958664286" text:style-name="WWNum1">
              <text:list-item>
                <text:p text:style-name="P44"/>
              </text:list-item>
            </text:list>
          </table:table-cell>
          <table:table-cell table:style-name="Таблица4.A2" office:value-type="string">
            <text:p text:style-name="P54">Hello. How are you? Dragon flew away!</text:p>
          </table:table-cell>
          <table:table-cell table:style-name="Таблица4.C2" office:value-type="string">
            <text:p text:style-name="P43">Hello.</text:p>
            <text:p text:style-name="P43">How are you?</text:p>
            <text:p text:style-name="P43">Dragon flew away!</text:p>
            <text:p text:style-name="P42">Количество предложений до 2 и количество предложений после 2</text:p>
          </table:table-cell>
        </table:table-row>
        <table:table-row table:style-name="Таблица4.1">
          <table:table-cell table:style-name="Таблица4.A2" office:value-type="string">
            <text:list xml:id="list234522731563752" text:continue-numbering="true" text:style-name="WWNum1">
              <text:list-item>
                <text:p text:style-name="P44"/>
              </text:list-item>
            </text:list>
          </table:table-cell>
          <table:table-cell table:style-name="Таблица4.A2" office:value-type="string">
            <text:p text:style-name="P16"><text:span text:style-name="T48"><text:s text:c="8"/></text:span><text:span text:style-name="T49">Hello. I'm 7. Here, do. Dragon flew away!</text:span></text:p>
          </table:table-cell>
          <table:table-cell table:style-name="Таблица4.C2" office:value-type="string">
            <text:p text:style-name="P43">Hello.</text:p>
            <text:p text:style-name="P43">Here, do.</text:p>
            <text:p text:style-name="P43">Dragon flew away!</text:p>
            <text:p text:style-name="P42">Количество предложений до 3 и количество предложений после 2</text:p>
          </table:table-cell>
        </table:table-row>
        <table:table-row table:style-name="Таблица4.1">
          <table:table-cell table:style-name="Таблица4.A2" office:value-type="string">
            <text:list xml:id="list234521788125433" text:continue-numbering="true" text:style-name="WWNum1">
              <text:list-item>
                <text:p text:style-name="P44"/>
              </text:list-item>
            </text:list>
          </table:table-cell>
          <table:table-cell table:style-name="Таблица4.A2" office:value-type="string">
            <text:p text:style-name="P43">7? A 7. Seven. Dragon flew away!</text:p>
          </table:table-cell>
          <table:table-cell table:style-name="Таблица4.C2" office:value-type="string">
            <text:p text:style-name="P16"><text:span text:style-name="T49">Seven</text:span><text:span text:style-name="T48">.</text:span></text:p>
            <text:p text:style-name="P16"><text:span text:style-name="T49">Dragon</text:span><text:span text:style-name="T48"> </text:span><text:span text:style-name="T49">flew</text:span><text:span text:style-name="T48"> </text:span><text:span text:style-name="T49">away</text:span><text:span text:style-name="T48">!</text:span></text:p>
            <text:p text:style-name="P42"><text:soft-page-break/>Количество предложений до 3 и количество предложений после 1</text:p>
          </table:table-cell>
        </table:table-row>
      </table:table>
      <text:p text:style-name="P25"/>
      <text:h text:style-name="Heading_20_2" text:outline-level="2">Выводы.</text:h>
      <text:p text:style-name="P28">Было изучена работа с указателями, динамической памятью, символьными массивами; получены навыки работы с ними.</text:p>
      <text:p text:style-name="P26"><text:span text:style-name="T43">Разработана программа, </text:span><text:span text:style-name="T42">на вход которой подается текст, заканчивающийся предложением “</text:span><text:span text:style-name="T46">Dragon</text:span><text:span text:style-name="T42"> </text:span><text:span text:style-name="T46">flew</text:span><text:span text:style-name="T42"> </text:span><text:span text:style-name="T46">away</text:span><text:span text:style-name="T42">!”. Программа выводит отформатированный текст по следующему принципу:</text:span></text:p>
      <text:list xml:id="list3348614482" text:style-name="WWNum4">
        <text:list-item>
          <text:p text:style-name="P59">Каждое предложение начинается с новой строки.</text:p>
        </text:list-item>
        <text:list-item>
          <text:p text:style-name="P59">Табуляция в начале предложения удаляется.</text:p>
        </text:list-item>
        <text:list-item>
          <text:p text:style-name="P59">Все предложения, в которых есть цифра 7, удаляются.</text:p>
        </text:list-item>
        <text:list-item>
          <text:p text:style-name="P56"><text:span text:style-name="T42">В конец текста добавляется предложение “</text:span><text:span text:style-name="T47">Количество предложений до n и количество предложений после m”, где n - количество предложений в изначальном тексте и m - количество предложений в отформатированном тексте.</text:span></text:p>
        </text:list-item>
      </text:list>
      <text:p text:style-name="P12"><text:span text:style-name="T7">Для хранения текста использовались функции выделения, увеличения размера, освобождения динамической памяти </text:span><text:span text:style-name="T12">calloc</text:span><text:span text:style-name="T9">(), </text:span><text:span text:style-name="T12">realloc</text:span><text:span text:style-name="T9">() </text:span><text:span text:style-name="T7">и</text:span><text:span text:style-name="T9"> free(), </text:span><text:span text:style-name="T8">а также некоторые функции для работы со строками</text:span><text:span text:style-name="T7">. В программе использовались операторы </text:span><text:span text:style-name="T13">if</text:span><text:span text:style-name="T7">-</text:span><text:span text:style-name="T13">else</text:span><text:span text:style-name="T7">, циклы </text:span><text:span text:style-name="T13">for</text:span><text:span text:style-name="T7">, </text:span><text:span text:style-name="T13">while</text:span><text:span text:style-name="T7">, </text:span><text:span text:style-name="T13">do</text:span><text:span text:style-name="T7">-</text:span><text:span text:style-name="T13">while</text:span><text:span text:style-name="T7"> и указатели.</text:span></text:p>
      <text:p text:style-name="Standard"/>
      <text:p text:style-name="Text_20_body"/>
      <text:h text:style-name="P40" text:outline-level="1">Приложение А<text:line-break/>Исходный код программы</text:h>
      <text:p text:style-name="P21"><text:span text:style-name="T35">Название</text:span> файла: <text:span text:style-name="T18">main.cpp</text:span></text:p>
      <text:p text:style-name="P27">#include &lt;stdio.h&gt;</text:p>
      <text:p text:style-name="P27">#include &lt;stdlib.h&gt;</text:p>
      <text:p text:style-name="P27">#include &lt;string.h&gt;</text:p>
      <text:p text:style-name="P27"/>
      <text:p text:style-name="P27">char* r<text:span text:style-name="T76">e</text:span>adSentence() {</text:p>
      <text:p text:style-name="P27"><text:s text:c="4"/>char symbol, isInSentence = 0;</text:p>
      <text:p text:style-name="P27"><text:s text:c="4"/>int sentenceSize = 0, maxSentenceSize = 10;</text:p>
      <text:p text:style-name="P27"><text:s text:c="4"/>char* sentence = (char*)calloc(maxSentenceSize, sizeof(char));</text:p>
      <text:p text:style-name="P27"/>
      <text:p text:style-name="P27"><text:s text:c="4"/>do {</text:p>
      <text:p text:style-name="P27"><text:s text:c="8"/>scanf("%c", &amp;symbol);</text:p>
      <text:p text:style-name="P27"/>
      <text:p text:style-name="P27"><text:s text:c="8"/>while (!isInSentence &amp;&amp; strchr("\t\n ", symbol) != NULL) {</text:p>
      <text:p text:style-name="P27"><text:s text:c="12"/>scanf("%c", &amp;symbol);</text:p>
      <text:p text:style-name="P27"><text:s text:c="8"/>}</text:p>
      <text:p text:style-name="P27"/>
      <text:p text:style-name="P27"><text:s text:c="8"/>isInSentence = 1;</text:p>
      <text:p text:style-name="P27"/>
      <text:p text:style-name="P27"><text:s text:c="8"/>if (sentenceSize + 1 &gt;= maxSentenceSize) {</text:p>
      <text:p text:style-name="P27"><text:s text:c="12"/>maxSentenceSize *= 2;</text:p>
      <text:p text:style-name="P27"><text:s text:c="12"/>sentence = (char*)realloc(sentence, maxSentenceSize * sizeof(char));</text:p>
      <text:p text:style-name="P27"><text:s text:c="8"/>}</text:p>
      <text:p text:style-name="P27"/>
      <text:p text:style-name="P27"><text:s text:c="8"/>sentence[sentenceSize++] = symbol;</text:p>
      <text:p text:style-name="P27"/>
      <text:p text:style-name="P27"><text:s text:c="4"/>} while (strchr(";.?!", symbol) == NULL);</text:p>
      <text:p text:style-name="P27"/>
      <text:p text:style-name="P27"><text:s text:c="4"/>sentence[sentenceSize++] = '\0';</text:p>
      <text:p text:style-name="P27"/>
      <text:p text:style-name="P27"><text:s text:c="4"/>if (sentenceSize &lt; maxSentenceSize) {</text:p>
      <text:p text:style-name="P27"><text:s text:c="8"/>sentence = (char*)realloc(sentence, sentenceSize * sizeof(char));</text:p>
      <text:p text:style-name="P27"><text:s text:c="4"/>}</text:p>
      <text:p text:style-name="P27"/>
      <text:p text:style-name="P27"><text:s text:c="4"/>return sentence;</text:p>
      <text:p text:style-name="P27">}</text:p>
      <text:p text:style-name="P27"/>
      <text:p text:style-name="P27">int deleteSentencesContainingSeven(char** sentences, int sentencesSize) {</text:p>
      <text:p text:style-name="P27"><text:s text:c="4"/>int deletedSentencesCount = 0;</text:p>
      <text:p text:style-name="P27"/>
      <text:p text:style-name="P27"><text:s text:c="4"/>for (int i = 0; i &lt; sentencesSize; i++) {</text:p>
      <text:p text:style-name="P27"><text:s text:c="8"/>if (strchr(sentences[i], '7')) {</text:p>
      <text:p text:style-name="P27"><text:s text:c="12"/>deletedSentencesCount++;</text:p>
      <text:p text:style-name="P27"><text:s text:c="12"/>free(sentences[i]);</text:p>
      <text:p text:style-name="P27"><text:s text:c="12"/>sentences[i] = NULL;</text:p>
      <text:p text:style-name="P27"><text:s text:c="8"/>}</text:p>
      <text:p text:style-name="P27"><text:soft-page-break/><text:s text:c="4"/>}</text:p>
      <text:p text:style-name="P27"/>
      <text:p text:style-name="P27"><text:s text:c="4"/>return deletedSentencesCount;</text:p>
      <text:p text:style-name="P27">}</text:p>
      <text:p text:style-name="P27"/>
      <text:p text:style-name="P27">void printText(char** sentences, int sentencesSize) {</text:p>
      <text:p text:style-name="P27"><text:s text:c="4"/>for (int i = 0; i &lt; sentencesSize; i++) {</text:p>
      <text:p text:style-name="P27"><text:s text:c="8"/>if (sentences[i] != NULL) {</text:p>
      <text:p text:style-name="P27"><text:s text:c="12"/>printf("%s\n", sentences[i]);</text:p>
      <text:p text:style-name="P27"><text:s text:c="8"/>}</text:p>
      <text:p text:style-name="P27"><text:s text:c="4"/>}</text:p>
      <text:p text:style-name="P27">}</text:p>
      <text:p text:style-name="P27"/>
      <text:p text:style-name="P27">void cleanUpMemory(char** sentences, int sentencesSize) {</text:p>
      <text:p text:style-name="P27"><text:s text:c="4"/>for (int i = 0; i &lt; sentencesSize; i++) {</text:p>
      <text:p text:style-name="P27"><text:s text:c="8"/>if (sentences[i] != NULL) {</text:p>
      <text:p text:style-name="P27"><text:s text:c="12"/>free(sentences[i]);</text:p>
      <text:p text:style-name="P27"><text:s text:c="8"/>}</text:p>
      <text:p text:style-name="P27"><text:s text:c="4"/>}</text:p>
      <text:p text:style-name="P27"/>
      <text:p text:style-name="P27"><text:s text:c="4"/>free(sentences);</text:p>
      <text:p text:style-name="P27">}</text:p>
      <text:p text:style-name="P27"/>
      <text:p text:style-name="P27">int main() {</text:p>
      <text:p text:style-name="P27"><text:s text:c="4"/>int n = 0, m = 0;</text:p>
      <text:p text:style-name="P27"><text:s text:c="4"/>int sentencesSize = 0, maxSentencesSize = 4;</text:p>
      <text:p text:style-name="P27"><text:s text:c="4"/>char** sentences = (char**)calloc(maxSentencesSize, sizeof(char*));</text:p>
      <text:p text:style-name="P27"><text:s text:c="4"/>char endSentence[] = "Dragon flew away!";</text:p>
      <text:p text:style-name="P27"/>
      <text:p text:style-name="P27"><text:s text:c="4"/>do {</text:p>
      <text:p text:style-name="P27"><text:s text:c="8"/>if (sentencesSize &gt;= maxSentencesSize) {</text:p>
      <text:p text:style-name="P27"><text:s text:c="12"/>maxSentencesSize *= 2;</text:p>
      <text:p text:style-name="P27"><text:s text:c="12"/>sentences = (char**)realloc(sentences, maxSentencesSize * sizeof(char*));</text:p>
      <text:p text:style-name="P27"><text:s text:c="8"/>}</text:p>
      <text:p text:style-name="P27"/>
      <text:p text:style-name="P27"><text:s text:c="8"/>sentences[sentencesSize++] = readSentence();</text:p>
      <text:p text:style-name="P27"/>
      <text:p text:style-name="P27"><text:s text:c="4"/>} while (strcmp(sentences[sentencesSize - 1], endSentence));</text:p>
      <text:p text:style-name="P27"/>
      <text:p text:style-name="P27"><text:s text:c="4"/>if (sentencesSize &lt; maxSentencesSize) {</text:p>
      <text:p text:style-name="P27"><text:s text:c="8"/>sentences = (char**)realloc(sentences, sentencesSize * sizeof(char*));</text:p>
      <text:p text:style-name="P27"><text:s text:c="4"/>}</text:p>
      <text:p text:style-name="P27"/>
      <text:p text:style-name="P27"><text:s text:c="4"/>n = sentencesSize;</text:p>
      <text:p text:style-name="P27"><text:s text:c="4"/>m = sentencesSize - deleteSentencesContainingSeven(sentences, sentencesSize);</text:p>
      <text:p text:style-name="P27"/>
      <text:p text:style-name="P27"><text:s text:c="4"/>printText(sentences, sentencesSize);</text:p>
      <text:p text:style-name="P27"><text:s text:c="4"/>printf("Количество предложений до %d и количество предложений после %d\n", n - 1, m - 1);</text:p>
      <text:p text:style-name="P27"/>
      <text:p text:style-name="P27"><text:s text:c="4"/>cleanUpMemory(sentences, sentencesSize);</text:p>
      <text:p text:style-name="P27"/>
      <text:p text:style-name="P27"><text:soft-page-break/><text:s text:c="4"/>return 0;</text:p>
      <text:p text:style-name="P2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2" svg:font-family="'Courier New'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5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style:font-name="Times New Roman4" fo:font-family="'Times New Roman'" style:font-family-generic="roman" style:font-pitch="variable" fo:font-size="14pt" fo:language="ru" fo:country="RU" style:letter-kerning="true" style:font-name-asian="Times New Roman5" style:font-family-asian="'Times New Roman'" style:font-family-generic-asian="system" style:font-pitch-asian="variable" style:font-size-asian="14pt" style:language-asian="zh" style:country-asian="CN" style:font-name-complex="Times New Roman5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size-complex="10.5pt"/>
    </style:style>
    <style:style style:name="HTML_20_Preformatted" style:display-name="HTML Preformatted" style:family="paragraph" style:parent-style-name="Standard" style:default-outline-level="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letter-kerning="false" style:font-name-asian="Times New Roman5" style:font-family-asian="'Times New Roman'" style:font-family-generic-asian="system" style:font-pitch-asian="variable" style:font-size-asian="10pt" style:language-asian="ru" style:country-asian="RU" style:font-name-complex="Courier New3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50" style:display-name="ListLabel 50" style:family="text">
      <style:text-properties style:font-name="Times New Roman4" fo:font-family="'Times New Roman'" style:font-family-generic="roman" style:font-pitch="variable" fo:font-size="14pt"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3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3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3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="Times New Roman4" fo:font-family="'Times New Roman'" style:font-family-generic="roman" style:font-pitch="variable" fo:font-size="14pt"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3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3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3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="Times New Roman4" fo:font-family="'Times New Roman'" style:font-family-generic="roman" style:font-pitch="variable" fo:font-size="14pt"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3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3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3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3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3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3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0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2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2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2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2"/>
      </text:list-level-style-bullet>
      <text:list-level-style-bullet text:level="3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62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2"/>
      </text:list-level-style-bullet>
      <text:list-level-style-bullet text:level="6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2"/>
      </text:list-level-style-bullet>
      <text:list-level-style-bullet text:level="9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2"/>
      </text:list-level-style-bullet>
      <text:list-level-style-bullet text:level="3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71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2"/>
      </text:list-level-style-bullet>
      <text:list-level-style-bullet text:level="6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2"/>
      </text:list-level-style-bullet>
      <text:list-level-style-bullet text:level="9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80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07:55.262000000</meta:creation-date>
    <meta:editing-duration>PT3H59M46S</meta:editing-duration>
    <meta:editing-cycles>37</meta:editing-cycles>
    <meta:generator>LibreOffice/6.2.7.1$Linux_X86_64 LibreOffice_project/20$Build-1</meta:generator>
    <dc:date>2019-11-18T23:44:55.516507112</dc:date>
    <meta:document-statistic meta:table-count="2" meta:image-count="0" meta:object-count="0" meta:page-count="9" meta:paragraph-count="165" meta:word-count="1208" meta:character-count="9350" meta:non-whitespace-character-count="7921"/>
  </office:meta>
</office:document-meta>
</file>